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C2000001FBCBCC5AF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 style:writing-mode="lr-tb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2.86cm" svg:height="16.409cm" svg:x="-1cm" svg:y="1.091cm">
          <draw:image xlink:href="Pictures/10000000000002C2000001FBCBCC5AF4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dc:date>2011-09-26T14:54:33.88</dc:date>
    <meta:editing-duration>PT13S</meta:editing-duration>
    <meta:editing-cycles>1</meta:editing-cycles>
    <meta:document-statistic meta:object-count="1"/>
    <meta:generator>OpenOffice.org/3.3$Win32 OpenOffice.org_project/330m20$Build-9567</meta:generator>
  </office:meta>
</office:document-meta>
</file>